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1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3.9cm" svg:height="1.8cm" svg:x="6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.3cm" svg:height="2.1cm" svg:x="6.2cm" svg:y="4.8cm">
          <text:p text:style-name="P1">new_lock == 0</text:p>
          <text:p text:style-name="P1">&amp;&amp; DSRs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4.2cm" svg:height="1.7cm" svg:x="6.3cm" svg:y="8.7cm">
          <text:p text:style-name="P1">curr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cm" svg:height="1.7cm" svg:x="12.3cm" svg:y="6.9cm">
          <text:p text:style-name="P1">Call pending DSR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4cm" svg:y1="5.8cm" svg:x2="14.4cm" svg:y2="5.8cm" svg:d="m14400 5800" svg:viewBox="0 0 1 1">
          <text:p text:style-name="P1">Yes</text:p>
        </draw:connector>
        <draw:connector draw:style-name="gr4" draw:text-style-name="P1" draw:layer="layout" draw:type="curve" svg:x1="10.5cm" svg:y1="5.85cm" svg:x2="14.15cm" svg:y2="6.9cm" draw:start-shape="id1" draw:start-glue-point="7" draw:end-shape="id2" draw:end-glue-point="0" svg:d="m10500 5850c2434 0 3650 350 3650 1050" svg:viewBox="0 0 3651 1051">
          <text:p/>
        </draw:connector>
        <draw:connector draw:style-name="gr4" draw:text-style-name="P1" draw:layer="layout" draw:type="line" svg:x1="8.35cm" svg:y1="3.2cm" svg:x2="8.35cm" svg:y2="4.8cm" draw:start-shape="id3" draw:start-glue-point="8" draw:end-shape="id1" draw:end-glue-point="4" svg:d="m8350 3200v1600" svg:viewBox="0 0 1 1601">
          <text:p/>
        </draw:connector>
        <draw:connector draw:style-name="gr4" draw:text-style-name="P1" draw:layer="layout" draw:type="line" svg:x1="8.35cm" svg:y1="6.9cm" svg:x2="8.4cm" svg:y2="8.7cm" draw:start-shape="id1" draw:start-glue-point="6" draw:end-shape="id4" draw:end-glue-point="0" svg:d="m8350 6900 50 1800" svg:viewBox="0 0 51 1801">
          <text:p/>
        </draw:connector>
        <draw:connector draw:style-name="gr4" draw:text-style-name="P1" draw:layer="layout" draw:type="curve" svg:x1="14.15cm" svg:y1="8.6cm" svg:x2="10.5cm" svg:y2="9.55cm" draw:start-shape="id2" draw:start-glue-point="2" draw:end-shape="id4" draw:end-glue-point="1" svg:d="m14150 8600c0 634-1216 950-3650 950" svg:viewBox="0 0 3651 951">
          <text:p/>
        </draw:connector>
        <draw:custom-shape draw:style-name="gr2" draw:text-style-name="P1" xml:id="id5" draw:id="id5" draw:layer="layout" svg:width="4.2cm" svg:height="2.5cm" svg:x="6.256cm" svg:y="12.1cm">
          <text:p text:style-name="P1">!RUNNING||</text:p>
          <text:p text:style-name="P1">need_resche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8.4cm" svg:y1="10.4cm" svg:x2="8.356cm" svg:y2="12.1cm" draw:start-shape="id4" draw:start-glue-point="2" draw:end-shape="id5" draw:end-glue-point="4" svg:d="m8400 10400c0 1275-44 425-44 1700" svg:viewBox="0 0 45 1701">
          <text:p/>
        </draw:connector>
        <draw:frame draw:style-name="gr5" draw:layer="layout" svg:width="1.6cm" svg:height="0.988cm" svg:x="7.1cm" svg:y="7.3cm">
          <draw:text-box>
            <text:p>No</text:p>
          </draw:text-box>
        </draw:frame>
        <draw:custom-shape draw:style-name="gr2" draw:text-style-name="P1" xml:id="id6" draw:id="id6" draw:layer="layout" svg:width="4.3cm" svg:height="1.8cm" svg:x="6.2cm" svg:y="15.8cm">
          <text:p text:style-name="P1">Next=schedul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3cm" svg:height="2cm" svg:x="6.3cm" svg:y="18.9cm">
          <text:p text:style-name="P1">Current != 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8" draw:id="id8" draw:layer="layout" svg:width="4.5cm" svg:height="2.1cm" svg:x="6.1cm" svg:y="21.9cm">
          <text:p text:style-name="P1">thread_switches++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512cm" svg:height="1.724cm" svg:x="6.088cm" svg:y="24.976cm">
          <text:p text:style-name="P1">current-&gt;timeslice_save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5cm" svg:height="1.66cm" svg:x="6.1cm" svg:y="27.7cm">
          <text:p text:style-name="P1">HAL_THREAD_SWITCH_CONTEXT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4.5cm" svg:height="1.7cm" svg:x="6.1cm" svg:y="30.4cm">
          <text:p text:style-name="P1">current_thread[0]=curr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.6cm" svg:height="1.5cm" svg:x="6cm" svg:y="33cm">
          <text:p text:style-name="P1">current-&gt;timeslice_rest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4.6cm" svg:height="1.5cm" svg:x="6cm" svg:y="35.7cm">
          <text:p text:style-name="P1">clear_need_reschedul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356cm" svg:y1="14.6cm" svg:x2="8.35cm" svg:y2="15.8cm" draw:start-shape="id5" draw:start-glue-point="6" draw:end-shape="id6" draw:end-glue-point="0" svg:d="m8356 14600c0 901-6 302-6 1200" svg:viewBox="0 0 7 1201">
          <text:p/>
        </draw:connector>
        <draw:connector draw:style-name="gr4" draw:text-style-name="P1" draw:layer="layout" draw:type="curve" svg:x1="8.35cm" svg:y1="17.6cm" svg:x2="8.45cm" svg:y2="18.9cm" draw:start-shape="id6" draw:start-glue-point="2" draw:end-shape="id7" draw:end-glue-point="4" svg:d="m8350 17600c0 975 100 325 100 1300" svg:viewBox="0 0 101 1301">
          <text:p/>
        </draw:connector>
        <draw:connector draw:style-name="gr4" draw:text-style-name="P1" draw:layer="layout" draw:type="curve" svg:x1="8.45cm" svg:y1="20.9cm" svg:x2="8.35cm" svg:y2="21.9cm" draw:start-shape="id7" draw:start-glue-point="6" draw:end-shape="id8" draw:end-glue-point="0" svg:d="m8450 20900c0 751-100 252-100 1000" svg:viewBox="0 0 101 1001">
          <text:p/>
        </draw:connector>
        <draw:connector draw:style-name="gr4" draw:text-style-name="P1" draw:layer="layout" draw:type="curve" svg:x1="8.35cm" svg:y1="24cm" svg:x2="8.344cm" svg:y2="24.976cm" draw:start-shape="id8" draw:start-glue-point="2" draw:end-shape="id9" draw:end-glue-point="0" svg:d="m8350 24000c0 732-6 244-6 976" svg:viewBox="0 0 7 977">
          <text:p/>
        </draw:connector>
        <draw:connector draw:style-name="gr4" draw:text-style-name="P1" draw:layer="layout" draw:type="curve" svg:x1="8.344cm" svg:y1="26.7cm" svg:x2="8.35cm" svg:y2="27.7cm" draw:start-shape="id9" draw:start-glue-point="2" draw:end-shape="id10" draw:end-glue-point="0" svg:d="m8344 26700c0 750 6 250 6 1000" svg:viewBox="0 0 7 1001">
          <text:p/>
        </draw:connector>
        <draw:connector draw:style-name="gr4" draw:text-style-name="P1" draw:layer="layout" draw:type="curve" svg:x1="8.35cm" svg:y1="29.36cm" svg:x2="8.35cm" svg:y2="30.4cm" draw:start-shape="id10" draw:start-glue-point="2" draw:end-shape="id11" draw:end-glue-point="0" svg:d="m8350 29360v1040" svg:viewBox="0 0 1 1041">
          <text:p/>
        </draw:connector>
        <draw:connector draw:style-name="gr4" draw:text-style-name="P1" draw:layer="layout" draw:type="curve" svg:x1="8.35cm" svg:y1="32.1cm" svg:x2="8.3cm" svg:y2="33cm" draw:start-shape="id11" draw:start-glue-point="2" draw:end-shape="id12" draw:end-glue-point="0" svg:d="m8350 32100c0 675-50 225-50 900" svg:viewBox="0 0 51 901">
          <text:p/>
        </draw:connector>
        <draw:connector draw:style-name="gr4" draw:text-style-name="P1" draw:layer="layout" draw:type="curve" svg:x1="8.3cm" svg:y1="34.5cm" svg:x2="8.3cm" svg:y2="35.7cm" draw:start-shape="id12" draw:start-glue-point="2" draw:end-shape="id13" draw:end-glue-point="0" svg:d="m8300 34500v1200" svg:viewBox="0 0 1 1201">
          <text:p/>
        </draw:connector>
        <draw:frame draw:style-name="gr6" draw:layer="layout" svg:width="1.7cm" svg:height="1.25cm" svg:x="1.591cm" svg:y="15.171cm">
          <draw:text-box>
            <text:p>No</text:p>
          </draw:text-box>
        </draw:frame>
        <draw:frame draw:style-name="gr7" draw:layer="layout" svg:width="1.6cm" svg:height="0.988cm" svg:x="6.6cm" svg:y="14.8cm">
          <draw:text-box>
            <text:p>Yes</text:p>
          </draw:text-box>
        </draw:frame>
        <draw:custom-shape draw:style-name="gr2" draw:text-style-name="P1" xml:id="id14" draw:id="id14" draw:layer="layout" svg:width="4.9cm" svg:height="2.3cm" svg:x="5.9cm" svg:y="38.2cm">
          <text:p text:style-name="P1">new_lock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5" draw:id="id15" draw:layer="layout" svg:width="4.81cm" svg:height="1.7cm" svg:x="20.59cm" svg:y="2.1cm">
          <text:p text:style-name="P1">zero_sched_lock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5.21cm" svg:height="2.5cm" svg:x="20.39cm" svg:y="5.6cm">
          <text:p text:style-name="P1">DSRs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7" draw:id="id17" draw:layer="layout" svg:width="5.01cm" svg:height="1.8cm" svg:x="20.49cm" svg:y="9.7cm">
          <text:p text:style-name="P1">inc_sched_lock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5.01cm" svg:height="1.8cm" svg:x="20.59cm" svg:y="13.6cm">
          <text:p text:style-name="P1">set_sched_lock(new_lock)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5.01cm" svg:height="2.3cm" svg:x="20.5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8.3cm" svg:y1="37.2cm" svg:x2="8.35cm" svg:y2="38.2cm" draw:start-shape="id13" draw:start-glue-point="2" draw:end-shape="id14" draw:end-glue-point="4" svg:d="m8300 37200c0 750 50 250 50 1000" svg:viewBox="0 0 51 1001">
          <text:p/>
        </draw:connector>
        <draw:connector draw:style-name="gr4" draw:text-style-name="P1" draw:layer="layout" draw:type="curve" draw:line-skew="0cm -2.011cm" svg:x1="10.8cm" svg:y1="39.35cm" svg:x2="22.995cm" svg:y2="2.1cm" draw:start-shape="id14" draw:start-glue-point="7" draw:end-shape="id15" draw:end-glue-point="0" svg:d="m10800 39350c7236 0 6030-19881 7269-30136s4926-10882 4926-7114" svg:viewBox="0 0 12196 39368">
          <text:p/>
        </draw:connector>
        <draw:connector draw:style-name="gr4" draw:text-style-name="P1" draw:layer="layout" draw:type="curve" svg:x1="22.995cm" svg:y1="3.8cm" svg:x2="22.995cm" svg:y2="5.6cm" draw:start-shape="id15" draw:start-glue-point="2" draw:end-shape="id16" draw:end-glue-point="4" svg:d="m22995 3800v1800" svg:viewBox="0 0 1 1801">
          <text:p/>
        </draw:connector>
        <draw:connector draw:style-name="gr4" draw:text-style-name="P1" draw:layer="layout" draw:type="curve" svg:x1="22.995cm" svg:y1="8.1cm" svg:x2="22.995cm" svg:y2="9.7cm" draw:start-shape="id16" draw:start-glue-point="6" draw:end-shape="id17" draw:end-glue-point="0" svg:d="m22995 8100v1600" svg:viewBox="0 0 1 1601">
          <text:p/>
        </draw:connector>
        <draw:connector draw:style-name="gr4" draw:text-style-name="P1" draw:layer="layout" draw:type="curve" draw:line-skew="0.774cm 14.654cm -3.574cm" svg:x1="22.995cm" svg:y1="11.5cm" svg:x2="8.35cm" svg:y2="1.4cm" draw:start-shape="id17" draw:start-glue-point="2" draw:end-shape="id3" draw:end-glue-point="4" svg:d="m22995 11500c0 1912 7055 1275 7055-6450s-21700-9762-21700-3650" svg:viewBox="0 0 21701 14591">
          <text:p/>
        </draw:connector>
        <draw:connector draw:style-name="gr4" draw:text-style-name="P1" draw:layer="layout" draw:type="curve" draw:line-skew="-0.989cm" svg:x1="20.39cm" svg:y1="6.85cm" svg:x2="20.59cm" svg:y2="18.75cm" draw:start-shape="id16" draw:start-glue-point="5" draw:end-shape="id18" draw:end-glue-point="6" svg:d="m20390 6850c-2235 0-2335 11900 200 11900" svg:viewBox="0 0 1890 11901">
          <text:p/>
        </draw:connector>
        <draw:connector draw:style-name="gr4" draw:text-style-name="P1" draw:layer="layout" draw:type="curve" svg:x1="23.095cm" svg:y1="15.4cm" svg:x2="23.095cm" svg:y2="17.6cm" draw:start-shape="id19" draw:start-glue-point="2" draw:end-shape="id18" draw:end-glue-point="4" svg:d="m23095 15400v2200" svg:viewBox="0 0 1 2201">
          <text:p/>
        </draw:connector>
        <draw:connector draw:style-name="gr4" draw:text-style-name="P1" draw:layer="layout" draw:type="curve" draw:line-skew="0.773cm 15.677cm -0.841cm" svg:x1="8.35cm" svg:y1="40.5cm" svg:x2="23.095cm" svg:y2="13.6cm" draw:start-shape="id14" draw:start-glue-point="6" draw:end-shape="id19" draw:end-glue-point="0" svg:d="m8350 40500c0 1912 22250 1275 22250-13483s-7505-15430-7505-13417" svg:viewBox="0 0 22251 28505">
          <text:p/>
        </draw:connector>
        <draw:frame draw:style-name="gr8" draw:layer="layout" svg:width="1.8cm" svg:height="1.05cm" svg:x="10.3cm" svg:y="38cm">
          <draw:text-box>
            <text:p>Yes</text:p>
          </draw:text-box>
        </draw:frame>
        <draw:frame draw:style-name="gr8" draw:layer="layout" svg:width="1.4cm" svg:height="1.05cm" svg:x="11.9cm" svg:y="39.8cm">
          <draw:text-box>
            <text:p>No</text:p>
          </draw:text-box>
        </draw:frame>
        <draw:frame draw:style-name="gr6" draw:layer="layout" svg:width="2.1cm" svg:height="1.25cm" svg:x="23.3cm" svg:y="8.3cm">
          <draw:text-box>
            <text:p>Yes</text:p>
          </draw:text-box>
        </draw:frame>
        <draw:frame draw:style-name="gr9" draw:layer="layout" svg:width="1.5cm" svg:height="1.15cm" svg:x="19.7cm" svg:y="7.8cm">
          <draw:text-box>
            <text:p>No</text:p>
          </draw:text-box>
        </draw:frame>
        <draw:connector draw:style-name="gr4" draw:text-style-name="P1" draw:layer="layout" draw:type="curve" draw:line-skew="-3.194cm" svg:x1="6.256cm" svg:y1="13.35cm" svg:x2="5.9cm" svg:y2="39.35cm" draw:start-shape="id5" draw:start-glue-point="5" draw:end-shape="id14" draw:end-glue-point="5" svg:d="m6256 13350c-6342 0-6164 26000-356 26000" svg:viewBox="0 0 4735 26001">
          <text:p/>
        </draw:connector>
        <draw:connector draw:style-name="gr4" draw:text-style-name="P1" draw:layer="layout" draw:type="curve" draw:line-skew="1.87cm" svg:x1="10.6cm" svg:y1="19.9cm" svg:x2="10.6cm" svg:y2="36.45cm" draw:start-shape="id7" draw:start-glue-point="7" draw:end-shape="id13" svg:d="m10600 19900c5535 0 5535 16550 0 16550" svg:viewBox="0 0 4152 16551">
          <text:p/>
        </draw:connector>
        <draw:frame draw:style-name="gr6" draw:layer="layout" svg:width="2.1cm" svg:height="1.25cm" svg:x="6.6cm" svg:y="20.7cm">
          <draw:text-box>
            <text:p>Yes</text:p>
          </draw:text-box>
        </draw:frame>
        <draw:frame draw:style-name="gr10" draw:layer="layout" svg:width="2.9cm" svg:height="1.75cm" svg:x="12cm" svg:y="19.1cm">
          <draw:text-box>
            <text:p>No</text:p>
          </draw:text-box>
        </draw:frame>
        <draw:frame draw:style-name="gr11" draw:layer="layout" svg:width="0.502cm" svg:height="0.988cm" svg:x="14.5cm" svg:y="17.6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ilure </meta:initial-creator>
    <meta:creation-date>2013-07-26T13:43:10</meta:creation-date>
    <dc:date>2013-07-26T14:38:33</dc:date>
    <dc:creator>Failure </dc:creator>
    <meta:editing-duration>PT49M51S</meta:editing-duration>
    <meta:editing-cycles>5</meta:editing-cycles>
    <meta:generator>LibreOffice/4.0.2.2$Linux_X86_64 LibreOffice_project/400m0$Build-2</meta:generator>
    <meta:document-statistic meta:object-count="53"/>
  </office:meta>
</office:document-meta>
</file>